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3.8043in"/>
    </style:style>
    <style:style style:name="co3" style:family="table-column">
      <style:table-column-properties fo:break-before="auto" style:column-width="1.572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DejaVu Sans" fo:font-size="12pt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km" style:country-complex="KH" style:font-name-asian="Noto Sans CJK SC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km" style:country-complex="KH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Software Name</text:p>
          </table:table-cell>
          <table:table-cell table:style-name="ce12" office:value-type="string" calcext:value-type="string">
            <text:p>Source</text:p>
          </table:table-cell>
          <table:table-cell table:style-name="ce16" office:value-type="string" calcext:value-type="string">
            <text:p>Other Source</text:p>
          </table:table-cell>
          <table:table-cell table:style-name="ce16" office:value-type="string" calcext:value-type="string">
            <text:p>Highly Recommend?</text:p>
          </table:table-cell>
          <table:table-cell table:style-name="ce13" table:number-columns-repeated="1020"/>
        </table:table-row>
        <table:table-row table:style-name="ro1" table:visibility="filter">
          <table:table-cell table:style-name="ce32" office:value-type="string" calcext:value-type="string">
            <text:p>4K video downloader</text:p>
          </table:table-cell>
          <table:table-cell table:style-name="ce41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enaEtcher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Brackets</text:p>
          </table:table-cell>
          <table:table-cell table:style-name="ce41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Color picker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iat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launchpad.net/~apandada1/+archive/ubuntu/foliate" xlink:type="simple">https://launchpad.net/~apandada1/+archive/ubuntu/foliate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GNU PSPP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5" office:value-type="string" calcext:value-type="string">
            <text:p>Google chrome</text:p>
          </table:table-cell>
          <table:table-cell table:style-name="ce41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inkscape.org/release/inkscape-1.0.1/gnulinux/ubuntu/ppa/dl/" xlink:type="simple">https://inkscape.org/release/inkscape-1.0.1/gnulinux/ubuntu/ppa/d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denlive</text:p>
          </table:table-cell>
          <table:table-cell office:value-type="string" calcext:value-type="string">
            <text:p><text:a xlink:href="https://launchpad.net/~kdenlive/+archive/ubuntu/kdenlive-stable" xlink:type="simple">Official PPA</text:a></text:p>
          </table:table-cell>
          <table:table-cell office:value-type="string" calcext:value-type="string">
            <text:p>.appimage from official websit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kdenlive.org/en/download/" xlink:type="simple">https://kdenlive.org/en/download/</text:a></text:p>
          </table:table-cell>
          <table:table-cell table:number-columns-repeated="1019"/>
        </table:table-row>
        <table:table-row table:style-name="ro1" table:visibility="filter">
          <table:table-cell table:style-name="ce34" office:value-type="string" calcext:value-type="string">
            <text:p>Keepass2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deley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3"><text:a xlink:href="https://www.mendeley.com/download-desktop-new/#download" xlink:type="simple">https://www.mendeley.com/download-desktop-new/#download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OBS studio</text:p>
          </table:table-cell>
          <table:table-cell table:style-name="ce42" office:value-type="string" calcext:value-type="string">
            <text:p>Flatpak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Olive video editor</text:p>
          </table:table-cell>
          <table:table-cell table:style-name="ce42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 table:style-name="ce44" office:value-type="string" calcext:value-type="string">
            <text:p>Flatp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PuddleTag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m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C media player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terme download manager (XDM)</text:p>
          </table:table-cell>
          <table:table-cell office:value-type="string" calcext:value-type="string">
            <text:p>64-bit Linux binary file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subhra74.github.io/xdm/#downloads" xlink:type="simple">https://subhra74.github.io/xdm/#downloads</text:a>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Kazam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Simplenote</text:p>
          </table:table-cell>
          <table:table-cell table:style-name="ce41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KeePassXC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4" office:value-type="string" calcext:value-type="string">
            <text:p>Tutanota</text:p>
          </table:table-cell>
          <table:table-cell table:style-name="ce42" office:value-type="string" calcext:value-type="string">
            <text:p><text:span text:style-name="T1"><text:a xlink:href="https://www.balena.io/etcher/" xlink:type="simple">.appimage</text:a></text:span><text:span text:style-name="T1"> from official website </text:span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6" office:value-type="string" calcext:value-type="string">
            <text:p>Openshot</text:p>
          </table:table-cell>
          <table:table-cell table:style-name="ce42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PDFArranger</text:p>
          </table:table-cell>
          <table:table-cell office:value-type="string" calcext:value-type="string">
            <text:p>Official repository</text:p>
          </table:table-cell>
          <table:table-cell table:style-name="ce44" office:value-type="string" calcext:value-type="string">
            <text:p>Unofficial PPA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36" office:value-type="string" calcext:value-type="string">
            <text:p>VirtualBox</text:p>
          </table:table-cell>
          <table:table-cell table:style-name="ce41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36" office:value-type="string" calcext:value-type="string">
            <text:p>JASP</text:p>
          </table:table-cell>
          <table:table-cell table:style-name="ce42" office:value-type="string" calcext:value-type="string">
            <text:p><text:a xlink:href="https://jasp-stats.org/" xlink:type="simple">Official Flatpak</text:a> 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Curtail</text:p>
          </table:table-cell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youtube-dl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ffmpeg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37" office:value-type="string" calcext:value-type="string">
            <text:p>geogebra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Atom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 table:number-rows-repeated="4">
          <table:table-cell table:style-name="ce37"/>
          <table:table-cell table:number-columns-repeated="1023"/>
        </table:table-row>
        <table:table-row table:style-name="ro1" table:visibility="filter">
          <table:table-cell table:style-name="ce36" office:value-type="string" calcext:value-type="string">
            <text:p>MPV Media Player</text:p>
          </table:table-cell>
          <table:table-cell table:style-name="ce42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Font Manager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Visual Studio Cod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hominu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Bitwaden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Google chrome</text:p>
          </table:table-cell>
          <table:table-cell office:value-type="string" calcext:value-type="string">
            <text:p>.deb files form official website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<text:a xlink:href="https://fontforge.org/en-US/" xlink:type="simple">FontForge</text:a>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a xlink:href="https://ulauncher.io/" xlink:type="simple">Ulauncher</text:a></text:p>
          </table:table-cell>
          <table:table-cell office:value-type="string" calcext:value-type="string">
            <text:p><text:a xlink:href="https://launchpad.net/~agornostal/+archive/ubuntu/ulauncher" xlink:type="simple">Official PPA</text:a></text:p>
          </table:table-cell>
          <table:table-cell office:value-type="string" calcext:value-type="string">
            <text:p><text:a xlink:href="https://ulauncher.io/#Download" xlink:type="simple">.deb files form official website</text:a>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ailSpring</text:p>
          </table:table-cell>
          <table:table-cell office:value-type="string" calcext:value-type="string">
            <text:p><text:a xlink:href="https://getmailspring.com/" xlink:type="simple">.deb files form official website</text:a>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olor Picker</text:p>
          </table:table-cell>
          <table:table-cell office:value-type="string" calcext:value-type="string">
            <text:p>Cinnamon panel applet</text:p>
          </table:table-cell>
          <table:table-cell office:value-type="string" calcext:value-type="string">
            <text:p><text:a xlink:href="https://cinnamon-spices.linuxmint.com/applets/view/179" xlink:type="simple">Cinnamon Spices page</text:a>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Clipboard QR code applet</text:p>
          </table:table-cell>
          <table:table-cell office:value-type="string" calcext:value-type="string">
            <text:p><text:span text:style-name="T2">Cinnamon </text:span>panel applet</text:p>
          </table:table-cell>
          <table:table-cell office:value-type="string" calcext:value-type="string">
            <text:p><text:a xlink:href="https://cinnamon-spices.linuxmint.com/applets/view/213" xlink:type="simple">Cinnamon Spices page</text:a></text:p>
          </table:table-cell>
          <table:table-cell/>
          <table:table-cell office:value-type="string" calcext:value-type="string">
            <text:p>require to `sudo apt install python3-zbar` in order to use bar/qr code scanning functionality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Zoom</text:p>
          </table:table-cell>
          <table:table-cell office:value-type="string" calcext:value-type="string">
            <text:p><text:a xlink:href="https://zoom.us/download" xlink:type="simple">.deb files form official website</text:a></text:p>
          </table:table-cell>
          <table:table-cell table:number-columns-repeated="2"/>
          <table:table-cell office:value-type="string" calcext:value-type="string">
            <text:p>Not open source – Proprietary Software, Not a best video conference choice <text:span text:style-name="T4">but POPULAR (A lot of people use it), </text:span><text:span text:style-name="T4"><text:a xlink:href="https://meet.jit.si/" xlink:type="simple">jitsi meet</text:a></text:span><text:span text:style-name="T4"> is a better option which is web based video conference.</text:span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Virtual Box</text:p>
          </table:table-cell>
          <table:table-cell office:value-type="string" calcext:value-type="string">
            <text:p><text:a xlink:href="https://www.virtualbox.org/" xlink:type="simple">.deb files form official website</text:a></text:p>
          </table:table-cell>
          <table:table-cell table:number-columns-repeated="2"/>
          <table:table-cell office:value-type="string" calcext:value-type="string">
            <text:p>Fix problem with gtk dark theme: `VirtualBox -style Fusion %U`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4k Video Downloader</text:p>
          </table:table-cell>
          <table:table-cell office:value-type="string" calcext:value-type="string">
            <text:p><text:span text:style-name="T3"><text:a xlink:href="https://www.4kdownload.com/" xlink:type="simple">.deb files form official website</text:a></text:span></text:p>
          </table:table-cell>
          <table:table-cell table:number-columns-repeated="2"/>
          <table:table-cell office:value-type="string" calcext:value-type="string">
            <text:p>Not open source – proprietary software recommend to use youtube-dl instead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Kazam (Simple Screen Recorder)</text:p>
          </table:table-cell>
          <table:table-cell office:value-type="string" calcext:value-type="string">
            <text:p>Official Repository</text:p>
          </table:table-cell>
          <table:table-cell table:number-columns-repeated="2"/>
          <table:table-cell office:value-type="string" calcext:value-type="string">
            <text:p><text:a xlink:href="https://itsfoss.com/kazam-screen-recorder/" xlink:type="simple">Guide from itsfoss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Notion</text:p>
          </table:table-cell>
          <table:table-cell office:value-type="string" calcext:value-type="string">
            <text:p><text:a xlink:href="https://www.notion.so/" xlink:type="simple">Web App</text:a></text:p>
          </table:table-cell>
          <table:table-cell table:number-columns-repeated="2"/>
          <table:table-cell office:value-type="string" calcext:value-type="string">
            <text:p>Turn web based app to Virtual Desktop App with the help of Built-in Web Apps (of Linux Mint); Suggested to use FireFox profile cause FireFox extension named “<text:a xlink:href="https://addons.mozilla.org/en-US/firefox/addon/khmer-sbbic-spelling-checker/?utm_source=addons.mozilla.org&amp;utm_medium=referral&amp;utm_content=search" xlink:type="simple">Khmer SBBIC Spelling Checker</text:a>” which provide spelling checker for Khmer Languag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ree Download Manager</text:p>
          </table:table-cell>
          <table:table-cell office:value-type="string" calcext:value-type="string">
            <text:p><text:a xlink:href="https://www.freedownloadmanager.org/download-fdm-for-linux.htm" xlink:type="simple">.deb files form official website</text:a></text:p>
          </table:table-cell>
          <table:table-cell table:number-columns-repeated="2"/>
          <table:table-cell office:value-type="string" calcext:value-type="string">
            <text:p>Proprietary, not recommend to use it, use XDM insteat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LanguageTool</text:p>
          </table:table-cell>
          <table:table-cell office:value-type="string" calcext:value-type="string">
            <text:p><text:a xlink:href="https://languagetool.org/" xlink:type="simple">LibreOffice Extension</text:a></text:p>
          </table:table-cell>
          <table:table-cell table:number-columns-repeated="2"/>
          <table:table-cell office:value-type="string" calcext:value-type="string">
            <text:p>Not recommend to install cause of (Know issue:) high CUP consumption <text:s/>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D52" table:display-filter-buttons="true" table:orientation="column">
          <table:filter>
            <table:filter-and>
              <table:filter-condition table:value="Yes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Khmer OS System1" style:font-size-complex="10pt" style:language-complex="km" style:country-complex="K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5:11:44.4652621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0:40:14.118667104</meta:creation-date>
    <dc:date>2021-10-03T15:13:43.110924785</dc:date>
    <meta:editing-duration>PT1H51M28S</meta:editing-duration>
    <meta:editing-cycles>28</meta:editing-cycles>
    <meta:generator>LibreOffice/7.2.2.1$Linux_X86_64 LibreOffice_project/0e408af0b27894d652a87aa5f21fe17bf058124c</meta:generator>
    <meta:document-statistic meta:table-count="1" meta:cell-count="168" meta:object-count="0"/>
  </office:meta>
</office:document-meta>
</file>